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1 年 7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108129" calcext:value-type="float">
            <text:p><text:s text:c="3"/>108,129</text:p>
          </table:table-cell>
          <table:table-cell table:style-name="ce36" office:value-type="float" office:value="4444" calcext:value-type="float">
            <text:p><text:s text:c="3"/>4,444</text:p>
          </table:table-cell>
          <table:table-cell table:style-name="ce36" office:value-type="float" office:value="9930" calcext:value-type="float">
            <text:p><text:s text:c="3"/>9,930</text:p>
          </table:table-cell>
          <table:table-cell table:style-name="ce36" office:value-type="float" office:value="7898" calcext:value-type="float">
            <text:p><text:s text:c="3"/>7,898</text:p>
          </table:table-cell>
          <table:table-cell table:style-name="ce36" office:value-type="float" office:value="3892" calcext:value-type="float">
            <text:p><text:s text:c="3"/>3,892</text:p>
          </table:table-cell>
          <table:table-cell table:style-name="ce36" office:value-type="float" office:value="2423" calcext:value-type="float">
            <text:p><text:s text:c="3"/>2,423</text:p>
          </table:table-cell>
          <table:table-cell table:style-name="ce36" office:value-type="float" office:value="3928" calcext:value-type="float">
            <text:p><text:s text:c="3"/>3,928</text:p>
          </table:table-cell>
          <table:table-cell table:style-name="ce36" office:value-type="float" office:value="12558" calcext:value-type="float">
            <text:p><text:s text:c="3"/>12,558</text:p>
          </table:table-cell>
          <table:table-cell table:style-name="ce36" office:value-type="float" office:value="247" calcext:value-type="float">
            <text:p><text:s text:c="3"/>247</text:p>
          </table:table-cell>
          <table:table-cell table:style-name="ce38" office:value-type="float" office:value="4" calcext:value-type="float">
            <text:p>4</text:p>
          </table:table-cell>
          <table:table-cell table:style-name="ce36" office:value-type="float" office:value="8188" calcext:value-type="float">
            <text:p><text:s text:c="3"/>8,188</text:p>
          </table:table-cell>
          <table:table-cell table:style-name="ce36" office:value-type="float" office:value="51990" calcext:value-type="float">
            <text:p><text:s text:c="3"/>51,990</text:p>
          </table:table-cell>
          <table:table-cell table:style-name="ce36" office:value-type="float" office:value="2616" calcext:value-type="float">
            <text:p><text:s text:c="3"/>2,616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04825" calcext:value-type="float">
            <text:p><text:s text:c="3"/>104,825</text:p>
          </table:table-cell>
          <table:table-cell table:style-name="ce36" office:value-type="float" office:value="3691" calcext:value-type="float">
            <text:p><text:s text:c="3"/>3,691</text:p>
          </table:table-cell>
          <table:table-cell table:style-name="ce36" office:value-type="float" office:value="10243" calcext:value-type="float">
            <text:p><text:s text:c="3"/>10,243</text:p>
          </table:table-cell>
          <table:table-cell table:style-name="ce36" office:value-type="float" office:value="7751" calcext:value-type="float">
            <text:p><text:s text:c="3"/>7,751</text:p>
          </table:table-cell>
          <table:table-cell table:style-name="ce36" office:value-type="float" office:value="4459" calcext:value-type="float">
            <text:p><text:s text:c="3"/>4,459</text:p>
          </table:table-cell>
          <table:table-cell table:style-name="ce36" office:value-type="float" office:value="2401" calcext:value-type="float">
            <text:p><text:s text:c="3"/>2,401</text:p>
          </table:table-cell>
          <table:table-cell table:style-name="ce36" office:value-type="float" office:value="3656" calcext:value-type="float">
            <text:p><text:s text:c="3"/>3,656</text:p>
          </table:table-cell>
          <table:table-cell table:style-name="ce36" office:value-type="float" office:value="11026" calcext:value-type="float">
            <text:p><text:s text:c="3"/>11,026</text:p>
          </table:table-cell>
          <table:table-cell table:style-name="ce36" office:value-type="float" office:value="1339" calcext:value-type="float">
            <text:p><text:s text:c="3"/>1,339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8189" calcext:value-type="float">
            <text:p><text:s text:c="3"/>8,189</text:p>
          </table:table-cell>
          <table:table-cell table:style-name="ce36" office:value-type="float" office:value="51990" calcext:value-type="float">
            <text:p><text:s text:c="3"/>51,990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57" office:value-type="float" office:value="3304" calcext:value-type="float">
            <text:p>3,304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8981" calcext:value-type="float">
            <text:p><text:s text:c="3"/>48,981</text:p>
          </table:table-cell>
          <table:table-cell table:style-name="ce36" office:value-type="float" office:value="2062" calcext:value-type="float">
            <text:p><text:s text:c="3"/>2,062</text:p>
          </table:table-cell>
          <table:table-cell table:style-name="ce36" office:value-type="float" office:value="4665" calcext:value-type="float">
            <text:p><text:s text:c="3"/>4,665</text:p>
          </table:table-cell>
          <table:table-cell table:style-name="ce36" office:value-type="float" office:value="3711" calcext:value-type="float">
            <text:p><text:s text:c="3"/>3,711</text:p>
          </table:table-cell>
          <table:table-cell table:style-name="ce36" office:value-type="float" office:value="1738" calcext:value-type="float">
            <text:p><text:s text:c="3"/>1,738</text:p>
          </table:table-cell>
          <table:table-cell table:style-name="ce36" office:value-type="float" office:value="1109" calcext:value-type="float">
            <text:p><text:s text:c="3"/>1,109</text:p>
          </table:table-cell>
          <table:table-cell table:style-name="ce36" office:value-type="float" office:value="1838" calcext:value-type="float">
            <text:p><text:s text:c="3"/>1,838</text:p>
          </table:table-cell>
          <table:table-cell table:style-name="ce36" office:value-type="float" office:value="5738" calcext:value-type="float">
            <text:p><text:s text:c="3"/>5,738</text:p>
          </table:table-cell>
          <table:table-cell table:style-name="ce36" office:value-type="float" office:value="138" calcext:value-type="float">
            <text:p><text:s text:c="3"/>138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3681" calcext:value-type="float">
            <text:p><text:s text:c="3"/>3,681</text:p>
          </table:table-cell>
          <table:table-cell table:style-name="ce36" office:value-type="float" office:value="23652" calcext:value-type="float">
            <text:p><text:s text:c="3"/>23,652</text:p>
          </table:table-cell>
          <table:table-cell table:style-name="ce36" office:value-type="float" office:value="643" calcext:value-type="float">
            <text:p><text:s text:c="3"/>6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8007" calcext:value-type="float">
            <text:p><text:s text:c="3"/>48,007</text:p>
          </table:table-cell>
          <table:table-cell table:style-name="ce36" office:value-type="float" office:value="1697" calcext:value-type="float">
            <text:p><text:s text:c="3"/>1,697</text:p>
          </table:table-cell>
          <table:table-cell table:style-name="ce36" office:value-type="float" office:value="4649" calcext:value-type="float">
            <text:p><text:s text:c="3"/>4,649</text:p>
          </table:table-cell>
          <table:table-cell table:style-name="ce36" office:value-type="float" office:value="3577" calcext:value-type="float">
            <text:p><text:s text:c="3"/>3,577</text:p>
          </table:table-cell>
          <table:table-cell table:style-name="ce36" office:value-type="float" office:value="2008" calcext:value-type="float">
            <text:p><text:s text:c="3"/>2,008</text:p>
          </table:table-cell>
          <table:table-cell table:style-name="ce36" office:value-type="float" office:value="1118" calcext:value-type="float">
            <text:p><text:s text:c="3"/>1,118</text:p>
          </table:table-cell>
          <table:table-cell table:style-name="ce36" office:value-type="float" office:value="1689" calcext:value-type="float">
            <text:p><text:s text:c="3"/>1,689</text:p>
          </table:table-cell>
          <table:table-cell table:style-name="ce36" office:value-type="float" office:value="5232" calcext:value-type="float">
            <text:p><text:s text:c="3"/>5,232</text:p>
          </table:table-cell>
          <table:table-cell table:style-name="ce36" office:value-type="float" office:value="663" calcext:value-type="float">
            <text:p><text:s text:c="3"/>663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681" calcext:value-type="float">
            <text:p><text:s text:c="3"/>3,681</text:p>
          </table:table-cell>
          <table:table-cell table:style-name="ce36" office:value-type="float" office:value="23653" calcext:value-type="float">
            <text:p><text:s text:c="3"/>23,653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58" office:value-type="float" office:value="974" calcext:value-type="float">
            <text:p>974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9148" calcext:value-type="float">
            <text:p><text:s text:c="3"/>59,148</text:p>
          </table:table-cell>
          <table:table-cell table:style-name="ce37" office:value-type="float" office:value="2382" calcext:value-type="float">
            <text:p><text:s text:c="3"/>2,382</text:p>
          </table:table-cell>
          <table:table-cell table:style-name="ce37" office:value-type="float" office:value="5265" calcext:value-type="float">
            <text:p><text:s text:c="3"/>5,265</text:p>
          </table:table-cell>
          <table:table-cell table:style-name="ce37" office:value-type="float" office:value="4187" calcext:value-type="float">
            <text:p><text:s text:c="3"/>4,187</text:p>
          </table:table-cell>
          <table:table-cell table:style-name="ce37" office:value-type="float" office:value="2154" calcext:value-type="float">
            <text:p><text:s text:c="3"/>2,154</text:p>
          </table:table-cell>
          <table:table-cell table:style-name="ce37" office:value-type="float" office:value="1314" calcext:value-type="float">
            <text:p><text:s text:c="3"/>1,314</text:p>
          </table:table-cell>
          <table:table-cell table:style-name="ce37" office:value-type="float" office:value="2090" calcext:value-type="float">
            <text:p><text:s text:c="3"/>2,090</text:p>
          </table:table-cell>
          <table:table-cell table:style-name="ce37" office:value-type="float" office:value="6820" calcext:value-type="float">
            <text:p><text:s text:c="3"/>6,820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float" office:value="4507" calcext:value-type="float">
            <text:p><text:s text:c="3"/>4,507</text:p>
          </table:table-cell>
          <table:table-cell table:style-name="ce37" office:value-type="float" office:value="28338" calcext:value-type="float">
            <text:p><text:s text:c="3"/>28,338</text:p>
          </table:table-cell>
          <table:table-cell table:style-name="ce37" office:value-type="float" office:value="1973" calcext:value-type="float">
            <text:p><text:s text:c="3"/>1,97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6818" calcext:value-type="float">
            <text:p><text:s text:c="3"/>56,818</text:p>
          </table:table-cell>
          <table:table-cell table:style-name="ce37" office:value-type="float" office:value="1994" calcext:value-type="float">
            <text:p><text:s text:c="3"/>1,994</text:p>
          </table:table-cell>
          <table:table-cell table:style-name="ce37" office:value-type="float" office:value="5594" calcext:value-type="float">
            <text:p><text:s text:c="3"/>5,594</text:p>
          </table:table-cell>
          <table:table-cell table:style-name="ce37" office:value-type="float" office:value="4174" calcext:value-type="float">
            <text:p><text:s text:c="3"/>4,174</text:p>
          </table:table-cell>
          <table:table-cell table:style-name="ce37" office:value-type="float" office:value="2451" calcext:value-type="float">
            <text:p><text:s text:c="3"/>2,451</text:p>
          </table:table-cell>
          <table:table-cell table:style-name="ce37" office:value-type="float" office:value="1283" calcext:value-type="float">
            <text:p><text:s text:c="3"/>1,283</text:p>
          </table:table-cell>
          <table:table-cell table:style-name="ce37" office:value-type="float" office:value="1967" calcext:value-type="float">
            <text:p><text:s text:c="3"/>1,967</text:p>
          </table:table-cell>
          <table:table-cell table:style-name="ce37" office:value-type="float" office:value="5794" calcext:value-type="float">
            <text:p><text:s text:c="3"/>5,794</text:p>
          </table:table-cell>
          <table:table-cell table:style-name="ce37" office:value-type="float" office:value="676" calcext:value-type="float">
            <text:p><text:s text:c="3"/>676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508" calcext:value-type="float">
            <text:p><text:s text:c="3"/>4,508</text:p>
          </table:table-cell>
          <table:table-cell table:style-name="ce37" office:value-type="float" office:value="28337" calcext:value-type="float">
            <text:p><text:s text:c="3"/>28,337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59" office:value-type="float" office:value="2330" calcext:value-type="float">
            <text:p>2,330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9389" calcext:value-type="float">
            <text:p>19,389</text:p>
          </table:table-cell>
          <table:table-cell table:style-name="ce38" office:value-type="float" office:value="962" calcext:value-type="float">
            <text:p>9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072" calcext:value-type="float">
            <text:p>5,072</text:p>
          </table:table-cell>
          <table:table-cell table:style-name="ce38" office:value-type="float" office:value="506" calcext:value-type="float">
            <text:p>506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463" calcext:value-type="float">
            <text:p>463</text:p>
          </table:table-cell>
          <table:table-cell table:style-name="ce38" office:value-type="float" office:value="3834" calcext:value-type="float">
            <text:p>3,834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602" calcext:value-type="float">
            <text:p>7,602</text:p>
          </table:table-cell>
          <table:table-cell table:style-name="ce38" office:value-type="float" office:value="581" calcext:value-type="float">
            <text:p>58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8329" calcext:value-type="float">
            <text:p>18,329</text:p>
          </table:table-cell>
          <table:table-cell table:style-name="ce38" office:value-type="float" office:value="783" calcext:value-type="float">
            <text:p>78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358" calcext:value-type="float">
            <text:p>4,358</text:p>
          </table:table-cell>
          <table:table-cell table:style-name="ce38" office:value-type="float" office:value="519" calcext:value-type="float">
            <text:p>519</text:p>
          </table:table-cell>
          <table:table-cell table:style-name="ce38" office:value-type="float" office:value="278" calcext:value-type="float">
            <text:p>278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4015" calcext:value-type="float">
            <text:p>4,015</text:p>
          </table:table-cell>
          <table:table-cell table:style-name="ce38" office:value-type="float" office:value="375" calcext:value-type="float">
            <text:p>37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602" calcext:value-type="float">
            <text:p>7,60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" calcext:value-type="float">
            <text:p>4</text:p>
          </table:table-cell>
          <table:table-cell table:style-name="ce60" office:value-type="float" office:value="1060" calcext:value-type="float">
            <text:p>1,060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699" calcext:value-type="float">
            <text:p>8,699</text:p>
          </table:table-cell>
          <table:table-cell table:style-name="ce39" office:value-type="float" office:value="438" calcext:value-type="float">
            <text:p>4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339" calcext:value-type="float">
            <text:p>2,339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1735" calcext:value-type="float">
            <text:p>1,735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59" calcext:value-type="float">
            <text:p>3,459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479" calcext:value-type="float">
            <text:p>8,479</text:p>
          </table:table-cell>
          <table:table-cell table:style-name="ce39" office:value-type="float" office:value="351" calcext:value-type="float">
            <text:p>3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24" calcext:value-type="float">
            <text:p>2,024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934" calcext:value-type="float">
            <text:p>1,934</text:p>
          </table:table-cell>
          <table:table-cell table:style-name="ce39" office:value-type="float" office:value="180" calcext:value-type="float">
            <text:p>18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59" calcext:value-type="float">
            <text:p>3,45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220" calcext:value-type="float">
            <text:p>220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10690" calcext:value-type="float">
            <text:p>10,690</text:p>
          </table:table-cell>
          <table:table-cell table:style-name="ce40" office:value-type="float" office:value="524" calcext:value-type="float">
            <text:p>5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33" calcext:value-type="float">
            <text:p>2,733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2099" calcext:value-type="float">
            <text:p>2,099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143" calcext:value-type="float">
            <text:p>4,143</text:p>
          </table:table-cell>
          <table:table-cell table:style-name="ce40" office:value-type="float" office:value="428" calcext:value-type="float">
            <text:p>42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850" calcext:value-type="float">
            <text:p>9,850</text:p>
          </table:table-cell>
          <table:table-cell table:style-name="ce40" office:value-type="float" office:value="432" calcext:value-type="float">
            <text:p>43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34" calcext:value-type="float">
            <text:p>2,334</text:p>
          </table:table-cell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2081" calcext:value-type="float">
            <text:p>2,081</text:p>
          </table:table-cell>
          <table:table-cell table:style-name="ce40" office:value-type="float" office:value="195" calcext:value-type="float">
            <text:p>19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143" calcext:value-type="float">
            <text:p>4,14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840" calcext:value-type="float">
            <text:p>840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5876" calcext:value-type="float">
            <text:p>15,876</text:p>
          </table:table-cell>
          <table:table-cell table:style-name="ce38" office:value-type="float" office:value="1427" calcext:value-type="float">
            <text:p>1,427</text:p>
          </table:table-cell>
          <table:table-cell table:style-name="ce38" office:value-type="float" office:value="4358" calcext:value-type="float">
            <text:p>4,35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73" calcext:value-type="float">
            <text:p>473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374" calcext:value-type="float">
            <text:p>374</text:p>
          </table:table-cell>
          <table:table-cell table:style-name="ce38" office:value-type="float" office:value="2284" calcext:value-type="float">
            <text:p>2,284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117" calcext:value-type="float">
            <text:p>6,117</text:p>
          </table:table-cell>
          <table:table-cell table:style-name="ce38" office:value-type="float" office:value="578" calcext:value-type="float">
            <text:p>57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5275" calcext:value-type="float">
            <text:p>15,275</text:p>
          </table:table-cell>
          <table:table-cell table:style-name="ce38" office:value-type="float" office:value="1248" calcext:value-type="float">
            <text:p>1,248</text:p>
          </table:table-cell>
          <table:table-cell table:style-name="ce38" office:value-type="float" office:value="5072" calcext:value-type="float">
            <text:p>5,07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305" calcext:value-type="float">
            <text:p>305</text:p>
          </table:table-cell>
          <table:table-cell table:style-name="ce38" office:value-type="float" office:value="1859" calcext:value-type="float">
            <text:p>1,859</text:p>
          </table:table-cell>
          <table:table-cell table:style-name="ce38" office:value-type="float" office:value="123" calcext:value-type="float">
            <text:p>1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117" calcext:value-type="float">
            <text:p>6,117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" calcext:value-type="float">
            <text:p>2</text:p>
          </table:table-cell>
          <table:table-cell table:style-name="ce60" office:value-type="float" office:value="601" calcext:value-type="float">
            <text:p>601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229" calcext:value-type="float">
            <text:p>7,229</text:p>
          </table:table-cell>
          <table:table-cell table:style-name="ce39" office:value-type="float" office:value="634" calcext:value-type="float">
            <text:p>634</text:p>
          </table:table-cell>
          <table:table-cell table:style-name="ce39" office:value-type="float" office:value="2024" calcext:value-type="float">
            <text:p>2,0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044" calcext:value-type="float">
            <text:p>1,044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09" calcext:value-type="float">
            <text:p>2,809</text:p>
          </table:table-cell>
          <table:table-cell table:style-name="ce39" office:value-type="float" office:value="208" calcext:value-type="float">
            <text:p>20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072" calcext:value-type="float">
            <text:p>7,072</text:p>
          </table:table-cell>
          <table:table-cell table:style-name="ce39" office:value-type="float" office:value="547" calcext:value-type="float">
            <text:p>547</text:p>
          </table:table-cell>
          <table:table-cell table:style-name="ce39" office:value-type="float" office:value="2339" calcext:value-type="float">
            <text:p>2,33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897" calcext:value-type="float">
            <text:p>897</text:p>
          </table:table-cell>
          <table:table-cell table:style-name="ce39" office:value-type="float" office:value="64" calcext:value-type="float">
            <text:p>6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809" calcext:value-type="float">
            <text:p>2,809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157" calcext:value-type="float">
            <text:p>157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8647" calcext:value-type="float">
            <text:p>8,647</text:p>
          </table:table-cell>
          <table:table-cell table:style-name="ce40" office:value-type="float" office:value="793" calcext:value-type="float">
            <text:p>793</text:p>
          </table:table-cell>
          <table:table-cell table:style-name="ce40" office:value-type="float" office:value="2334" calcext:value-type="float">
            <text:p>2,3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1240" calcext:value-type="float">
            <text:p>1,24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08" calcext:value-type="float">
            <text:p>3,308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203" calcext:value-type="float">
            <text:p>8,203</text:p>
          </table:table-cell>
          <table:table-cell table:style-name="ce40" office:value-type="float" office:value="701" calcext:value-type="float">
            <text:p>701</text:p>
          </table:table-cell>
          <table:table-cell table:style-name="ce40" office:value-type="float" office:value="2733" calcext:value-type="float">
            <text:p>2,73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962" calcext:value-type="float">
            <text:p>962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08" calcext:value-type="float">
            <text:p>3,30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444" calcext:value-type="float">
            <text:p>444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3636" calcext:value-type="float">
            <text:p>13,636</text:p>
          </table:table-cell>
          <table:table-cell table:style-name="ce38" office:value-type="float" office:value="418" calcext:value-type="float">
            <text:p>418</text:p>
          </table:table-cell>
          <table:table-cell table:style-name="ce38" office:value-type="float" office:value="519" calcext:value-type="float">
            <text:p>519</text:p>
          </table:table-cell>
          <table:table-cell table:style-name="ce38" office:value-type="float" office:value="396" calcext:value-type="float">
            <text:p>39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363" calcext:value-type="float">
            <text:p>363</text:p>
          </table:table-cell>
          <table:table-cell table:style-name="ce38" office:value-type="float" office:value="2923" calcext:value-type="float">
            <text:p>2,923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517" calcext:value-type="float">
            <text:p>8,517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750" calcext:value-type="float">
            <text:p>12,750</text:p>
          </table:table-cell>
          <table:table-cell table:style-name="ce38" office:value-type="float" office:value="331" calcext:value-type="float">
            <text:p>331</text:p>
          </table:table-cell>
          <table:table-cell table:style-name="ce38" office:value-type="float" office:value="506" calcext:value-type="float">
            <text:p>506</text:p>
          </table:table-cell>
          <table:table-cell table:style-name="ce38" office:value-type="float" office:value="473" calcext:value-type="float">
            <text:p>4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4" calcext:value-type="float">
            <text:p>194</text:p>
          </table:table-cell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2332" calcext:value-type="float">
            <text:p>2,332</text:p>
          </table:table-cell>
          <table:table-cell table:style-name="ce38" office:value-type="float" office:value="105" calcext:value-type="float">
            <text:p>10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517" calcext:value-type="float">
            <text:p>8,51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63" office:value-type="float" office:value="886" calcext:value-type="float">
            <text:p>886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6097" calcext:value-type="float">
            <text:p>6,097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1301" calcext:value-type="float">
            <text:p>1,301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28" calcext:value-type="float">
            <text:p>3,828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725" calcext:value-type="float">
            <text:p>5,725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216" calcext:value-type="float">
            <text:p>2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036" calcext:value-type="float">
            <text:p>1,036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28" calcext:value-type="float">
            <text:p>3,82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372" calcext:value-type="float">
            <text:p>372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7539" calcext:value-type="float">
            <text:p>7,539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622" calcext:value-type="float">
            <text:p>1,622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689" calcext:value-type="float">
            <text:p>4,689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025" calcext:value-type="float">
            <text:p>7,025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689" calcext:value-type="float">
            <text:p>4,689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65" office:value-type="float" office:value="514" calcext:value-type="float">
            <text:p>514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7533" calcext:value-type="float">
            <text:p>7,533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278" calcext:value-type="float">
            <text:p>278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194" calcext:value-type="float">
            <text:p>19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57" calcext:value-type="float">
            <text:p>757</text:p>
          </table:table-cell>
          <table:table-cell table:style-name="ce38" office:value-type="float" office:value="1013" calcext:value-type="float">
            <text:p>1,013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823" calcext:value-type="float">
            <text:p>4,823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406" calcext:value-type="float">
            <text:p>7,406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317" calcext:value-type="float">
            <text:p>317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11" calcext:value-type="float">
            <text:p>711</text:p>
          </table:table-cell>
          <table:table-cell table:style-name="ce38" office:value-type="float" office:value="882" calcext:value-type="float">
            <text:p>882</text:p>
          </table:table-cell>
          <table:table-cell table:style-name="ce38" office:value-type="float" office:value="58" calcext:value-type="float">
            <text:p>5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823" calcext:value-type="float">
            <text:p>4,82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3" office:value-type="float" office:value="127" calcext:value-type="float">
            <text:p>127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399" calcext:value-type="float">
            <text:p>3,399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4" calcext:value-type="float">
            <text:p>344</text:p>
          </table:table-cell>
          <table:table-cell table:style-name="ce39" office:value-type="float" office:value="492" calcext:value-type="float">
            <text:p>492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83" calcext:value-type="float">
            <text:p>2,183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72" calcext:value-type="float">
            <text:p>3,37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40" calcext:value-type="float">
            <text:p>140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84" calcext:value-type="float">
            <text:p>2,18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4" office:value-type="float" office:value="27" calcext:value-type="float">
            <text:p>27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4134" calcext:value-type="float">
            <text:p>4,134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521" calcext:value-type="float">
            <text:p>521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40" calcext:value-type="float">
            <text:p>2,640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034" calcext:value-type="float">
            <text:p>4,034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481" calcext:value-type="float">
            <text:p>481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39" calcext:value-type="float">
            <text:p>2,63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100" calcext:value-type="float">
            <text:p>100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3380" calcext:value-type="float">
            <text:p>13,380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305" calcext:value-type="float">
            <text:p>305</text:p>
          </table:table-cell>
          <table:table-cell table:style-name="ce38" office:value-type="float" office:value="282" calcext:value-type="float">
            <text:p>282</text:p>
          </table:table-cell>
          <table:table-cell table:style-name="ce38" office:value-type="float" office:value="711" calcext:value-type="float">
            <text:p>71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47" calcext:value-type="float">
            <text:p>1,947</text:p>
          </table:table-cell>
          <table:table-cell table:style-name="ce38" office:value-type="float" office:value="27" calcext:value-type="float">
            <text:p>2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9088" calcext:value-type="float">
            <text:p>9,088</text:p>
          </table:table-cell>
          <table:table-cell table:style-name="ce38" office:value-type="float" office:value="222" calcext:value-type="float">
            <text:p>22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3336" calcext:value-type="float">
            <text:p>13,336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463" calcext:value-type="float">
            <text:p>463</text:p>
          </table:table-cell>
          <table:table-cell table:style-name="ce38" office:value-type="float" office:value="374" calcext:value-type="float">
            <text:p>374</text:p>
          </table:table-cell>
          <table:table-cell table:style-name="ce38" office:value-type="float" office:value="363" calcext:value-type="float">
            <text:p>363</text:p>
          </table:table-cell>
          <table:table-cell table:style-name="ce38" office:value-type="float" office:value="757" calcext:value-type="float">
            <text:p>75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50" calcext:value-type="float">
            <text:p>1,850</text:p>
          </table:table-cell>
          <table:table-cell table:style-name="ce38" office:value-type="float" office:value="121" calcext:value-type="float">
            <text:p>1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9088" calcext:value-type="float">
            <text:p>9,08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63" office:value-type="float" office:value="44" calcext:value-type="float">
            <text:p>44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6124" calcext:value-type="float">
            <text:p>6,124</text:p>
          </table:table-cell>
          <table:table-cell table:style-name="ce39" office:value-type="float" office:value="202" calcext:value-type="float">
            <text:p>202</text:p>
          </table:table-cell>
          <table:table-cell table:style-name="ce39" office:value-type="float" office:value="175" calcext:value-type="float">
            <text:p>175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321" calcext:value-type="float">
            <text:p>32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89" calcext:value-type="float">
            <text:p>889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179" calcext:value-type="float">
            <text:p>4,179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169" calcext:value-type="float">
            <text:p>6,169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201" calcext:value-type="float">
            <text:p>201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344" calcext:value-type="float">
            <text:p>3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12" calcext:value-type="float">
            <text:p>912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179" calcext:value-type="float">
            <text:p>4,1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64" office:value-type="float" office:value="-45" calcext:value-type="float">
            <text:p><text:s text:c="7"/>－45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7256" calcext:value-type="float">
            <text:p>7,256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58" calcext:value-type="float">
            <text:p>1,058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909" calcext:value-type="float">
            <text:p>4,909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167" calcext:value-type="float">
            <text:p>7,167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38" calcext:value-type="float">
            <text:p>938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909" calcext:value-type="float">
            <text:p>4,909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65" office:value-type="float" office:value="89" calcext:value-type="float">
            <text:p>89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6735" calcext:value-type="float">
            <text:p>36,735</text:p>
          </table:table-cell>
          <table:table-cell table:style-name="ce38" office:value-type="float" office:value="1012" calcext:value-type="float">
            <text:p>1,012</text:p>
          </table:table-cell>
          <table:table-cell table:style-name="ce38" office:value-type="float" office:value="4015" calcext:value-type="float">
            <text:p>4,015</text:p>
          </table:table-cell>
          <table:table-cell table:style-name="ce38" office:value-type="float" office:value="1859" calcext:value-type="float">
            <text:p>1,859</text:p>
          </table:table-cell>
          <table:table-cell table:style-name="ce38" office:value-type="float" office:value="2332" calcext:value-type="float">
            <text:p>2,332</text:p>
          </table:table-cell>
          <table:table-cell table:style-name="ce38" office:value-type="float" office:value="882" calcext:value-type="float">
            <text:p>882</text:p>
          </table:table-cell>
          <table:table-cell table:style-name="ce38" office:value-type="float" office:value="1850" calcext:value-type="float">
            <text:p>1,85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8188" calcext:value-type="float">
            <text:p>8,188</text:p>
          </table:table-cell>
          <table:table-cell table:style-name="ce38" office:value-type="float" office:value="15640" calcext:value-type="float">
            <text:p>15,640</text:p>
          </table:table-cell>
          <table:table-cell table:style-name="ce38" office:value-type="float" office:value="863" calcext:value-type="float">
            <text:p>86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7267" calcext:value-type="float">
            <text:p>37,267</text:p>
          </table:table-cell>
          <table:table-cell table:style-name="ce38" office:value-type="float" office:value="845" calcext:value-type="float">
            <text:p>845</text:p>
          </table:table-cell>
          <table:table-cell table:style-name="ce38" office:value-type="float" office:value="3834" calcext:value-type="float">
            <text:p>3,834</text:p>
          </table:table-cell>
          <table:table-cell table:style-name="ce38" office:value-type="float" office:value="2284" calcext:value-type="float">
            <text:p>2,284</text:p>
          </table:table-cell>
          <table:table-cell table:style-name="ce38" office:value-type="float" office:value="2923" calcext:value-type="float">
            <text:p>2,923</text:p>
          </table:table-cell>
          <table:table-cell table:style-name="ce38" office:value-type="float" office:value="1013" calcext:value-type="float">
            <text:p>1,013</text:p>
          </table:table-cell>
          <table:table-cell table:style-name="ce38" office:value-type="float" office:value="1946" calcext:value-type="float">
            <text:p>1,94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57" calcext:value-type="float">
            <text:p>55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189" calcext:value-type="float">
            <text:p>8,189</text:p>
          </table:table-cell>
          <table:table-cell table:style-name="ce38" office:value-type="float" office:value="15640" calcext:value-type="float">
            <text:p>15,640</text:p>
          </table:table-cell>
          <table:table-cell table:number-columns-repeated="2" table:style-name="ce38" office:value-type="float" office:value="18" calcext:value-type="float">
            <text:p>18</text:p>
          </table:table-cell>
          <table:table-cell table:style-name="ce63" office:value-type="float" office:value="-532" calcext:value-type="float">
            <text:p><text:s text:c="7"/>－532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6650" calcext:value-type="float">
            <text:p>16,650</text:p>
          </table:table-cell>
          <table:table-cell table:style-name="ce39" office:value-type="float" office:value="503" calcext:value-type="float">
            <text:p>503</text:p>
          </table:table-cell>
          <table:table-cell table:style-name="ce39" office:value-type="float" office:value="1934" calcext:value-type="float">
            <text:p>1,934</text:p>
          </table:table-cell>
          <table:table-cell table:style-name="ce39" office:value-type="float" office:value="897" calcext:value-type="float">
            <text:p>897</text:p>
          </table:table-cell>
          <table:table-cell table:style-name="ce39" office:value-type="float" office:value="1036" calcext:value-type="float">
            <text:p>1,036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office:value-type="float" office:value="912" calcext:value-type="float">
            <text:p>91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81" calcext:value-type="float">
            <text:p>3,681</text:p>
          </table:table-cell>
          <table:table-cell table:style-name="ce39" office:value-type="float" office:value="7087" calcext:value-type="float">
            <text:p>7,087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6936" calcext:value-type="float">
            <text:p>16,936</text:p>
          </table:table-cell>
          <table:table-cell table:style-name="ce39" office:value-type="float" office:value="405" calcext:value-type="float">
            <text:p>405</text:p>
          </table:table-cell>
          <table:table-cell table:style-name="ce39" office:value-type="float" office:value="1735" calcext:value-type="float">
            <text:p>1,735</text:p>
          </table:table-cell>
          <table:table-cell table:style-name="ce39" office:value-type="float" office:value="1044" calcext:value-type="float">
            <text:p>1,044</text:p>
          </table:table-cell>
          <table:table-cell table:style-name="ce39" office:value-type="float" office:value="1301" calcext:value-type="float">
            <text:p>1,301</text:p>
          </table:table-cell>
          <table:table-cell table:style-name="ce39" office:value-type="float" office:value="492" calcext:value-type="float">
            <text:p>492</text:p>
          </table:table-cell>
          <table:table-cell table:style-name="ce39" office:value-type="float" office:value="888" calcext:value-type="float">
            <text:p>88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7" calcext:value-type="float">
            <text:p>27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81" calcext:value-type="float">
            <text:p>3,681</text:p>
          </table:table-cell>
          <table:table-cell table:style-name="ce39" office:value-type="float" office:value="7087" calcext:value-type="float">
            <text:p>7,08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7" calcext:value-type="float">
            <text:p>17</text:p>
          </table:table-cell>
          <table:table-cell table:style-name="ce64" office:value-type="float" office:value="-286" calcext:value-type="float">
            <text:p><text:s text:c="7"/>－286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20085" calcext:value-type="float">
            <text:p>20,085</text:p>
          </table:table-cell>
          <table:table-cell table:style-name="ce40" office:value-type="float" office:value="509" calcext:value-type="float">
            <text:p>509</text:p>
          </table:table-cell>
          <table:table-cell table:style-name="ce40" office:value-type="float" office:value="2081" calcext:value-type="float">
            <text:p>2,081</text:p>
          </table:table-cell>
          <table:table-cell table:style-name="ce40" office:value-type="float" office:value="962" calcext:value-type="float">
            <text:p>962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481" calcext:value-type="float">
            <text:p>481</text:p>
          </table:table-cell>
          <table:table-cell table:style-name="ce40" office:value-type="float" office:value="938" calcext:value-type="float">
            <text:p>9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507" calcext:value-type="float">
            <text:p>4,507</text:p>
          </table:table-cell>
          <table:table-cell table:style-name="ce40" office:value-type="float" office:value="8553" calcext:value-type="float">
            <text:p>8,553</text:p>
          </table:table-cell>
          <table:table-cell table:style-name="ce40" office:value-type="float" office:value="718" calcext:value-type="float">
            <text:p>71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331" calcext:value-type="float">
            <text:p>20,331</text:p>
          </table:table-cell>
          <table:table-cell table:style-name="ce40" office:value-type="float" office:value="440" calcext:value-type="float">
            <text:p>440</text:p>
          </table:table-cell>
          <table:table-cell table:style-name="ce40" office:value-type="float" office:value="2099" calcext:value-type="float">
            <text:p>2,099</text:p>
          </table:table-cell>
          <table:table-cell table:style-name="ce40" office:value-type="float" office:value="1240" calcext:value-type="float">
            <text:p>1,240</text:p>
          </table:table-cell>
          <table:table-cell table:style-name="ce40" office:value-type="float" office:value="1622" calcext:value-type="float">
            <text:p>1,622</text:p>
          </table:table-cell>
          <table:table-cell table:style-name="ce40" office:value-type="float" office:value="521" calcext:value-type="float">
            <text:p>521</text:p>
          </table:table-cell>
          <table:table-cell table:style-name="ce40" office:value-type="float" office:value="1058" calcext:value-type="float">
            <text:p>1,05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508" calcext:value-type="float">
            <text:p>4,508</text:p>
          </table:table-cell>
          <table:table-cell table:style-name="ce40" office:value-type="float" office:value="8553" calcext:value-type="float">
            <text:p>8,55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float" office:value="-246" calcext:value-type="float">
            <text:p><text:s text:c="7"/>－246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221" calcext:value-type="float">
            <text:p>2,22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1388" calcext:value-type="float">
            <text:p>1,38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99" calcext:value-type="float">
            <text:p>2,29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1388" calcext:value-type="float">
            <text:p>1,38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78" calcext:value-type="float">
            <text:p><text:s text:c="7"/>－78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48" calcext:value-type="float">
            <text:p>1,04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658" calcext:value-type="float">
            <text:p>65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3" calcext:value-type="float">
            <text:p>1,07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658" calcext:value-type="float">
            <text:p>65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25" calcext:value-type="float">
            <text:p><text:s text:c="7"/>－25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73" calcext:value-type="float">
            <text:p>1,17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730" calcext:value-type="float">
            <text:p>73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26" calcext:value-type="float">
            <text:p>1,22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730" calcext:value-type="float">
            <text:p>73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53" calcext:value-type="float">
            <text:p><text:s text:c="7"/>－5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397" calcext:value-type="float">
            <text:p>10,397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1829" calcext:value-type="float">
            <text:p>1,829</text:p>
          </table:table-cell>
          <table:table-cell table:style-name="ce41" office:value-type="float" office:value="729" calcext:value-type="float">
            <text:p>729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96" calcext:value-type="float">
            <text:p>1,696</text:p>
          </table:table-cell>
          <table:table-cell table:style-name="ce41" office:value-type="float" office:value="4766" calcext:value-type="float">
            <text:p>4,766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34" calcext:value-type="float">
            <text:p>9,334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767" calcext:value-type="float">
            <text:p>767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49" calcext:value-type="float">
            <text:p>1,349</text:p>
          </table:table-cell>
          <table:table-cell table:style-name="ce41" office:value-type="float" office:value="4766" calcext:value-type="float">
            <text:p>4,76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1063" calcext:value-type="float">
            <text:p>1,06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752" calcext:value-type="float">
            <text:p>4,752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876" calcext:value-type="float">
            <text:p>876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1" calcext:value-type="float">
            <text:p>781</text:p>
          </table:table-cell>
          <table:table-cell table:style-name="ce42" office:value-type="float" office:value="2163" calcext:value-type="float">
            <text:p>2,163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84" calcext:value-type="float">
            <text:p>4,284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5" calcext:value-type="float">
            <text:p>655</text:p>
          </table:table-cell>
          <table:table-cell table:style-name="ce42" office:value-type="float" office:value="2163" calcext:value-type="float">
            <text:p>2,16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64" office:value-type="float" office:value="468" calcext:value-type="float">
            <text:p>468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645" calcext:value-type="float">
            <text:p>5,645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953" calcext:value-type="float">
            <text:p>953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5" calcext:value-type="float">
            <text:p>915</text:p>
          </table:table-cell>
          <table:table-cell table:style-name="ce43" office:value-type="float" office:value="2603" calcext:value-type="float">
            <text:p>2,603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50" calcext:value-type="float">
            <text:p>5,050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682" calcext:value-type="float">
            <text:p>682</text:p>
          </table:table-cell>
          <table:table-cell table:style-name="ce43" office:value-type="float" office:value="440" calcext:value-type="float">
            <text:p>440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4" calcext:value-type="float">
            <text:p>694</text:p>
          </table:table-cell>
          <table:table-cell table:style-name="ce43" office:value-type="float" office:value="2603" calcext:value-type="float">
            <text:p>2,60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595" calcext:value-type="float">
            <text:p>59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498" calcext:value-type="float">
            <text:p>2,498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58" calcext:value-type="float">
            <text:p>158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8" calcext:value-type="float">
            <text:p>1,118</text:p>
          </table:table-cell>
          <table:table-cell table:style-name="ce41" office:value-type="float" office:value="760" calcext:value-type="float">
            <text:p>760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28" calcext:value-type="float">
            <text:p>2,12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760" calcext:value-type="float">
            <text:p>76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370" calcext:value-type="float">
            <text:p>370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59" calcext:value-type="float">
            <text:p>1,15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5" calcext:value-type="float">
            <text:p>525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56" calcext:value-type="float">
            <text:p>95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office:value-type="float" office:value="343" calcext:value-type="float">
            <text:p>34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03" calcext:value-type="float">
            <text:p>20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39" calcext:value-type="float">
            <text:p>1,33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3" calcext:value-type="float">
            <text:p>593</text:p>
          </table:table-cell>
          <table:table-cell table:style-name="ce43" office:value-type="float" office:value="417" calcext:value-type="float">
            <text:p>41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2" calcext:value-type="float">
            <text:p>1,17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6" calcext:value-type="float">
            <text:p>506</text:p>
          </table:table-cell>
          <table:table-cell table:style-name="ce43" office:value-type="float" office:value="417" calcext:value-type="float">
            <text:p>41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167" calcext:value-type="float">
            <text:p>167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49" calcext:value-type="float">
            <text:p>1,74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661" calcext:value-type="float">
            <text:p>661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2" calcext:value-type="float">
            <text:p>1,792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661" calcext:value-type="float">
            <text:p>66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3" office:value-type="float" office:value="-43" calcext:value-type="float">
            <text:p><text:s text:c="7"/>－4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64" calcext:value-type="float">
            <text:p>76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9" calcext:value-type="float">
            <text:p>79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7" calcext:value-type="float">
            <text:p>207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4" office:value-type="float" office:value="-35" calcext:value-type="float">
            <text:p><text:s text:c="7"/>－35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85" calcext:value-type="float">
            <text:p>98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363" calcext:value-type="float">
            <text:p>36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3" calcext:value-type="float">
            <text:p>99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363" calcext:value-type="float">
            <text:p>36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8" calcext:value-type="float">
            <text:p><text:s text:c="7"/>－8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303" calcext:value-type="float">
            <text:p>3,303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549" calcext:value-type="float">
            <text:p>54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9" calcext:value-type="float">
            <text:p>479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53" calcext:value-type="float">
            <text:p>3,853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799" calcext:value-type="float">
            <text:p>799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7" calcext:value-type="float">
            <text:p>647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550" calcext:value-type="float">
            <text:p><text:s text:c="7"/>－550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400" calcext:value-type="float">
            <text:p>1,40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727" calcext:value-type="float">
            <text:p>72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3" calcext:value-type="float">
            <text:p>1,67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333" calcext:value-type="float">
            <text:p>333</text:p>
          </table:table-cell>
          <table:table-cell table:number-columns-repeated="2"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727" calcext:value-type="float">
            <text:p>7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273" calcext:value-type="float">
            <text:p><text:s text:c="7"/>－27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903" calcext:value-type="float">
            <text:p>1,90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958" calcext:value-type="float">
            <text:p>958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0" calcext:value-type="float">
            <text:p>2,18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66" calcext:value-type="float">
            <text:p>466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958" calcext:value-type="float">
            <text:p>95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277" calcext:value-type="float">
            <text:p><text:s text:c="7"/>－277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14" calcext:value-type="float">
            <text:p>1,614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37" calcext:value-type="float">
            <text:p>1,737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524" calcext:value-type="float">
            <text:p>52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532" calcext:value-type="float">
            <text:p>53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23" calcext:value-type="float">
            <text:p><text:s text:c="7"/>－12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15" calcext:value-type="float">
            <text:p>71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8" calcext:value-type="float">
            <text:p>81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250" calcext:value-type="float">
            <text:p>2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03" calcext:value-type="float">
            <text:p><text:s text:c="7"/>－10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99" calcext:value-type="float">
            <text:p>89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9" calcext:value-type="float">
            <text:p>91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282" calcext:value-type="float">
            <text:p>2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0" calcext:value-type="float">
            <text:p><text:s text:c="7"/>－20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221" calcext:value-type="float">
            <text:p>2,22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0" calcext:value-type="float">
            <text:p>-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88" calcext:value-type="float">
            <text:p>2,48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9" calcext:value-type="float">
            <text:p>589</text:p>
          </table:table-cell>
          <table:table-cell table:style-name="ce41" office:value-type="float" office:value="853" calcext:value-type="float">
            <text:p>85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67" calcext:value-type="float">
            <text:p><text:s text:c="7"/>－267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65" calcext:value-type="float">
            <text:p>96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7" calcext:value-type="float">
            <text:p>1,09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358" calcext:value-type="float">
            <text:p>35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32" calcext:value-type="float">
            <text:p><text:s text:c="7"/>－13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56" calcext:value-type="float">
            <text:p>1,25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495" calcext:value-type="float">
            <text:p>495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1" calcext:value-type="float">
            <text:p>1,39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88" calcext:value-type="float">
            <text:p>18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495" calcext:value-type="float">
            <text:p>49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35" calcext:value-type="float">
            <text:p><text:s text:c="7"/>－135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68" calcext:value-type="float">
            <text:p>1,668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22" calcext:value-type="float">
            <text:p>722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99" calcext:value-type="float">
            <text:p>1,899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6" calcext:value-type="float">
            <text:p>796</text:p>
          </table:table-cell>
          <table:table-cell table:style-name="ce41" office:value-type="float" office:value="407" calcext:value-type="float">
            <text:p>40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231" calcext:value-type="float">
            <text:p><text:s text:c="7"/>－23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51" calcext:value-type="float">
            <text:p>751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4" calcext:value-type="float">
            <text:p>82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3" calcext:value-type="float">
            <text:p>323</text:p>
          </table:table-cell>
          <table:table-cell table:style-name="ce42" office:value-type="float" office:value="189" calcext:value-type="float">
            <text:p>18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3" calcext:value-type="float">
            <text:p><text:s text:c="7"/>－7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402" calcext:value-type="float">
            <text:p>402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5" calcext:value-type="float">
            <text:p>1,07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3" calcext:value-type="float">
            <text:p>473</text:p>
          </table:table-cell>
          <table:table-cell table:style-name="ce43" office:value-type="float" office:value="218" calcext:value-type="float">
            <text:p>2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158" calcext:value-type="float">
            <text:p><text:s text:c="7"/>－15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752" calcext:value-type="float">
            <text:p>2,752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543" calcext:value-type="float">
            <text:p>5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1292" calcext:value-type="float">
            <text:p>1,292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54" calcext:value-type="float">
            <text:p>3,154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1292" calcext:value-type="float">
            <text:p>1,29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02" calcext:value-type="float">
            <text:p><text:s text:c="7"/>－402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60" calcext:value-type="float">
            <text:p>1,26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603" calcext:value-type="float">
            <text:p>60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7" calcext:value-type="float">
            <text:p>1,44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603" calcext:value-type="float">
            <text:p>60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87" calcext:value-type="float">
            <text:p><text:s text:c="7"/>－18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492" calcext:value-type="float">
            <text:p>1,49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274" calcext:value-type="float">
            <text:p>2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689" calcext:value-type="float">
            <text:p>689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07" calcext:value-type="float">
            <text:p>1,70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454" calcext:value-type="float">
            <text:p>4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1" calcext:value-type="float">
            <text:p>211</text:p>
          </table:table-cell>
          <table:table-cell table:style-name="ce43" office:value-type="float" office:value="689" calcext:value-type="float">
            <text:p>68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15" calcext:value-type="float">
            <text:p><text:s text:c="7"/>－215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64" calcext:value-type="float">
            <text:p>76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9" calcext:value-type="float">
            <text:p>879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269" calcext:value-type="float">
            <text:p>26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15" calcext:value-type="float">
            <text:p><text:s text:c="7"/>－115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130" calcext:value-type="float">
            <text:p>13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83" calcext:value-type="float">
            <text:p><text:s text:c="7"/>－8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14" calcext:value-type="float">
            <text:p>4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39" calcext:value-type="float">
            <text:p>13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32" calcext:value-type="float">
            <text:p><text:s text:c="7"/>－3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64" calcext:value-type="float">
            <text:p>1,564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837" calcext:value-type="float">
            <text:p>83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18" calcext:value-type="float">
            <text:p>1,718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837" calcext:value-type="float">
            <text:p>83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" calcext:value-type="float">
            <text:p>14</text:p>
          </table:table-cell>
          <table:table-cell table:style-name="ce63" office:value-type="float" office:value="-154" calcext:value-type="float">
            <text:p><text:s text:c="7"/>－15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64" office:value-type="float" office:value="-48" calcext:value-type="float">
            <text:p><text:s text:c="7"/>－4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2" calcext:value-type="float">
            <text:p>94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455" calcext:value-type="float">
            <text:p>455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5" office:value-type="float" office:value="-106" calcext:value-type="float">
            <text:p><text:s text:c="7"/>－106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34" calcext:value-type="float">
            <text:p>73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27" calcext:value-type="float">
            <text:p>22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7" calcext:value-type="float">
            <text:p>51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209" calcext:value-type="float">
            <text:p>20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17" calcext:value-type="float">
            <text:p>21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31" calcext:value-type="float">
            <text:p>1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98" calcext:value-type="float">
            <text:p>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18" calcext:value-type="float">
            <text:p>1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98" calcext:value-type="float">
            <text:p>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20" calcext:value-type="float">
            <text:p>120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6" calcext:value-type="float">
            <text:p>9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11" calcext:value-type="float">
            <text:p>1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97" calcext:value-type="float">
            <text:p>9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75" calcext:value-type="float">
            <text:p>1,87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84" calcext:value-type="float">
            <text:p>2,08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209" calcext:value-type="float">
            <text:p><text:s text:c="7"/>－209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43" calcext:value-type="float">
            <text:p>84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1" calcext:value-type="float">
            <text:p>94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402" calcext:value-type="float">
            <text:p>40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98" calcext:value-type="float">
            <text:p><text:s text:c="7"/>－9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32" calcext:value-type="float">
            <text:p>1,03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511" calcext:value-type="float">
            <text:p>51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43" calcext:value-type="float">
            <text:p>1,14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511" calcext:value-type="float">
            <text:p>51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111" calcext:value-type="float">
            <text:p><text:s text:c="7"/>－111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26" calcext:value-type="float">
            <text:p>2,12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3" calcext:value-type="float">
            <text:p>793</text:p>
          </table:table-cell>
          <table:table-cell table:style-name="ce41" office:value-type="float" office:value="760" calcext:value-type="float">
            <text:p>76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30" calcext:value-type="float">
            <text:p>2,03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6" calcext:value-type="float">
            <text:p>756</text:p>
          </table:table-cell>
          <table:table-cell table:style-name="ce41" office:value-type="float" office:value="760" calcext:value-type="float">
            <text:p>76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96" calcext:value-type="float">
            <text:p>9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83" calcext:value-type="float">
            <text:p>98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6" calcext:value-type="float">
            <text:p>366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29" calcext:value-type="float">
            <text:p>92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54" calcext:value-type="float">
            <text:p>5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43" calcext:value-type="float">
            <text:p>1,14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409" calcext:value-type="float">
            <text:p>40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1" calcext:value-type="float">
            <text:p>1,10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409" calcext:value-type="float">
            <text:p>40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42" calcext:value-type="float">
            <text:p>4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25" calcext:value-type="float">
            <text:p>625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55" calcext:value-type="float">
            <text:p>1,35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8" calcext:value-type="float">
            <text:p>658</text:p>
          </table:table-cell>
          <table:table-cell table:style-name="ce41" office:value-type="float" office:value="308" calcext:value-type="float">
            <text:p>30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06" calcext:value-type="float">
            <text:p><text:s text:c="7"/>－106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43" calcext:value-type="float">
            <text:p>543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25" calcext:value-type="float">
            <text:p>2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7" calcext:value-type="float">
            <text:p>61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135" calcext:value-type="float">
            <text:p>13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4" calcext:value-type="float">
            <text:p><text:s text:c="7"/>－7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06" calcext:value-type="float">
            <text:p>70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8" calcext:value-type="float">
            <text:p>73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173" calcext:value-type="float">
            <text:p>17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32" calcext:value-type="float">
            <text:p><text:s text:c="7"/>－32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580" calcext:value-type="float">
            <text:p>1,58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375" calcext:value-type="float">
            <text:p>375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557" calcext:value-type="float">
            <text:p>557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203" calcext:value-type="float">
            <text:p>203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62" calcext:value-type="float">
            <text:p>462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88" calcext:value-type="float">
            <text:p>88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203" calcext:value-type="float">
            <text:p>20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1118" calcext:value-type="float">
            <text:p>1,118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83" calcext:value-type="float">
            <text:p>78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277" calcext:value-type="float">
            <text:p>277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4" calcext:value-type="float">
            <text:p>25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07" calcext:value-type="float">
            <text:p>10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529" calcext:value-type="float">
            <text:p>529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797" calcext:value-type="float">
            <text:p>797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280" calcext:value-type="float">
            <text:p>280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589" calcext:value-type="float">
            <text:p>589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90" calcext:value-type="float">
            <text:p>1,19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350" calcext:value-type="float">
            <text:p>35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75" calcext:value-type="float">
            <text:p>7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97" calcext:value-type="float">
            <text:p>19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760" calcext:value-type="float">
            <text:p>760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71" calcext:value-type="float">
            <text:p>57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69" calcext:value-type="float">
            <text:p>16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6" calcext:value-type="float">
            <text:p>4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36" calcext:value-type="float">
            <text:p>336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19" calcext:value-type="float">
            <text:p>61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81" calcext:value-type="float">
            <text:p>18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5" calcext:value-type="float">
            <text:p>9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424" calcext:value-type="float">
            <text:p>424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07" calcext:value-type="float">
            <text:p>20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358" calcext:value-type="float">
            <text:p>358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08" calcext:value-type="float">
            <text:p>10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93" calcext:value-type="float">
            <text:p>193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9" calcext:value-type="float">
            <text:p>9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65" calcext:value-type="float">
            <text:p>165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office:value-type="string" calcext:value-type="string" table:number-columns-spanned="5" table:number-rows-spanned="1">
            <text:p>內政部戶政司 民國101年8月6日編製</text:p>
          </table:table-cell>
          <table:covered-table-cell table:number-columns-repeated="4" table:style-name="ce51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8-06T16:57:06</meta:creation-date>
    <dc:creator>user</dc:creator>
    <dc:date>2012-08-06T16:57:40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